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10.676cm"/>
    </style:style>
    <style:style style:name="gr3" style:family="graphic" style:parent-style-name="standard">
      <style:graphic-properties draw:textarea-horizontal-align="justify" draw:textarea-vertical-align="middle" draw:auto-grow-height="false" fo:min-height="1.147cm" fo:min-width="2.167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6.621cm" svg:y1="9.953cm" svg:x2="16.494cm" svg:y2="15.224cm" draw:start-shape="id1" draw:start-glue-point="1" draw:end-shape="id2" svg:d="M16621 9953h501v5271h-628" svg:viewBox="0 0 629 5272">
          <text:p/>
        </draw:connector>
        <draw:connector draw:style-name="gr1" draw:text-style-name="P1" draw:layer="layout" svg:x1="5.953cm" svg:y1="9.953cm" svg:x2="5.318cm" svg:y2="15.224cm" draw:start-shape="id3" draw:start-glue-point="3" draw:end-shape="id2" svg:d="M5953 9953h-1136v5271h501" svg:viewBox="0 0 1137 5272">
          <text:p/>
        </draw:connector>
        <draw:custom-shape draw:style-name="gr2" draw:text-style-name="P1" xml:id="id2" draw:id="id2" draw:layer="layout" svg:width="11.176cm" svg:height="3.556cm" svg:x="5.318cm" svg:y="13.446cm">
          <text:p text:style-name="P1">Physical Environ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7cm" svg:height="1.397cm" svg:x="16.493cm" svg:y="11.228cm">
          <text:p text:style-name="P1">doReach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1cm" svg:height="1.397cm" svg:x="12.811cm" svg:y="9.25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1cm" svg:height="1.397cm" svg:x="5.953cm" svg:y="9.255cm"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667cm" svg:height="1.397cm" svg:x="2.778cm" svg:y="11.16cm">
          <text:p text:style-name="P1">doReach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63cm" svg:y1="9.763cm" svg:x2="13.065cm" svg:y2="9.763cm">
          <text:p/>
        </draw:line>
        <draw:line draw:style-name="gr5" draw:text-style-name="P2" draw:layer="layout" svg:x1="12.811cm" svg:y1="10.271cm" svg:x2="9.763cm" svg:y2="10.271cm">
          <text:p/>
        </draw:line>
        <draw:frame draw:style-name="gr6" draw:text-style-name="P3" draw:layer="layout" svg:width="4.132cm" svg:height="2.384cm" svg:x="9.949cm" svg:y="7.76cm">
          <draw:text-box>
            <text:p text:style-name="P1">Shared </text:p>
            <text:p text:style-name="P1">variable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16T14:48:53.808363537</dc:date>
    <meta:editing-duration>PT4M29S</meta:editing-duration>
    <meta:editing-cycles>1</meta:editing-cycles>
    <meta:document-statistic meta:object-count="10"/>
    <meta:generator>LibreOffice/4.4.2.2$Linux_X86_64 LibreOffice_project/40m0$Build-2</meta:generator>
  </office:meta>
</office:document-meta>
</file>